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949cm"/>
    </style:style>
    <style:style style:name="co12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0" table:default-cell-style-name="ce38"/>
        <table:table-column table:style-name="co11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200</text:p>
          </table:table-cell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2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1-01" calcext:value-type="date">
            <text:p>01-Jan-82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300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3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3-01-01" calcext:value-type="date">
            <text:p>01-Jan-8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400</text:p>
          </table:table-cell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4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4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4-01-01" calcext:value-type="date">
            <text:p>01-Jan-84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500</text:p>
          </table:table-cell>
          <table:table-cell table:style-name="ce32" office:value-type="float" office:value="32" calcext:value-type="float">
            <text:p>32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5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5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1-01" calcext:value-type="date">
            <text:p>01-Jan-85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600</text:p>
          </table:table-cell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6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6-01-01" calcext:value-type="date">
            <text:p>01-Jan-86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700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7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7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7-01-01" calcext:value-type="date">
            <text:p>01-Jan-8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5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1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7"/>
        </table:table-row>
        <table:table-row table:style-name="ro1" table:number-rows-repeated="1048516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trams.B1:trams.B10 trams.B22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21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City</text:p>
          </table:table-cell>
          <table:table-cell table:style-name="ce18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p" table:style-name="ta1">
        <office:forms form:automatic-focus="false" form:apply-design-mode="false"/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Location</text:p>
          </table:table-cell>
          <table:table-cell table:style-name="ce18" office:value-type="string" calcext:value-type="string">
            <text:p>Latitude</text:p>
          </table:table-cell>
          <table:table-cell table:style-name="ce18" office:value-type="string" calcext:value-type="string">
            <text:p>Longitude</text:p>
          </table:table-cell>
          <table:table-cell/>
        </table:table-row>
        <table:table-row table:style-name="ro1">
          <table:table-cell table:style-name="ce35" office:value-type="string" calcext:value-type="string">
            <text:p>Utsunomiya</text:p>
          </table:table-cell>
          <table:table-cell table:style-name="ce35" office:value-type="float" office:value="36.555" calcext:value-type="float">
            <text:p>36.555</text:p>
          </table:table-cell>
          <table:table-cell table:style-name="ce19" office:value-type="float" office:value="139.8825" calcext:value-type="float">
            <text:p>139.8825</text:p>
          </table:table-cell>
          <table:table-cell/>
        </table:table-row>
        <table:table-row table:style-name="ro1">
          <table:table-cell office:value-type="string" calcext:value-type="string">
            <text:p>Kumamoto</text:p>
          </table:table-cell>
          <table:table-cell office:value-type="float" office:value="32.803056" calcext:value-type="float">
            <text:p>32.803056</text:p>
          </table:table-cell>
          <table:table-cell office:value-type="float" office:value="130.707778" calcext:value-type="float">
            <text:p>130.707778</text:p>
          </table:table-cell>
          <table:table-cell table:style-name="ce19"/>
        </table:table-row>
        <table:table-row table:style-name="ro1">
          <table:table-cell office:value-type="string" calcext:value-type="string">
            <text:p>Okayama</text:p>
          </table:table-cell>
          <table:table-cell office:value-type="float" office:value="34.65" calcext:value-type="float">
            <text:p>34.65</text:p>
          </table:table-cell>
          <table:table-cell office:value-type="float" office:value="133.916667" calcext:value-type="float">
            <text:p>133.916667</text:p>
          </table:table-cell>
          <table:table-cell/>
        </table:table-row>
        <table:table-row table:style-name="ro1">
          <table:table-cell office:value-type="string" calcext:value-type="string">
            <text:p>Toyama</text:p>
          </table:table-cell>
          <table:table-cell office:value-type="float" office:value="36.695917" calcext:value-type="float">
            <text:p>36.695917</text:p>
          </table:table-cell>
          <table:table-cell office:value-type="float" office:value="137.213694" calcext:value-type="float">
            <text:p>137.213694</text:p>
          </table:table-cell>
          <table:table-cell/>
        </table:table-row>
      </table:table>
      <table:named-expressions/>
      <table:database-ranges>
        <table:database-range table:name="__Anonymous_Sheet_DB__0" table:target-range-address="trams.A1:trams.P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22:46:38.933754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30T06:54:17.057037910</dc:date>
    <meta:editing-duration>P48DT9H55M16S</meta:editing-duration>
    <meta:editing-cycles>244</meta:editing-cycles>
    <meta:generator>LibreOffice/25.2.5.2$Linux_X86_64 LibreOffice_project/520$Build-2</meta:generator>
    <meta:document-statistic meta:table-count="3" meta:cell-count="819" meta:object-count="0"/>
  </office:meta>
</office:document-meta>
</file>